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ffff00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OO design</presentation:footer-decl>
      <presentation:footer-decl presentation:name="ftr2">CMPTxxxx</presentation:footer-decl>
      <presentation:date-time-decl presentation:name="dtd1" presentation:source="fixed">19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Object-Oriented Design Strateg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design</text:p>
          </draw:text-box>
        </draw:frame>
        <draw:frame presentation:style-name="pr5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1">Writing <text:span text:style-name="T1">software</text:span> is not just about the <text:span text:style-name="T1">code</text:span>!</text:p>
              </text:list-item>
              <text:list-item>
                <text:p text:style-name="P1">It is an intentional <text:span text:style-name="T1">process</text:span> including:</text:p>
                <text:list>
                  <text:list-item>
                    <text:p text:style-name="P1">Client <text:span text:style-name="T1">interviews</text:span> to develop a problem statement and plan</text:p>
                  </text:list-item>
                  <text:list-item>
                    <text:p text:style-name="P1">Software <text:span text:style-name="T1">design</text:span> (UML, algorithms, etc.)</text:p>
                  </text:list-item>
                  <text:list-item>
                    <text:p text:style-name="P1"><text:span text:style-name="T1">Coding</text:span></text:p>
                  </text:list-item>
                  <text:list-item>
                    <text:p text:style-name="P1"><text:span text:style-name="T1">Testing</text:span></text:p>
                  </text:list-item>
                  <text:list-item>
                    <text:p text:style-name="P1"><text:span text:style-name="T1">Maintenance</text:span>, document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design is NOT:</text:p>
          </draw:text-box>
        </draw:frame>
        <draw:frame presentation:style-name="pr7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OO design is <text:span text:style-name="T1">not</text:span> based on:</text:p>
                <text:list>
                  <text:list-item>
                    <text:p text:style-name="P1">Language <text:span text:style-name="T1">syntax</text:span></text:p>
                  </text:list-item>
                  <text:list-item>
                    <text:p text:style-name="P1"><text:span text:style-name="T1">Implementation</text:span> details</text:p>
                  </text:list-item>
                  <text:list-item>
                    <text:p text:style-name="P1"><text:span text:style-name="T1">Platform</text:span> considerations</text:p>
                  </text:list-item>
                  <text:list-item>
                    <text:p text:style-name="P1">Manipulation of <text:span text:style-name="T1">global</text:span> entities</text:p>
                  </text:list-item>
                  <text:list-item>
                    <text:p text:style-name="P1">OO <text:span text:style-name="T1">language</text:span> features</text:p>
                    <text:list>
                      <text:list-item>
                        <text:p text:style-name="P1">Don't do something just because the <text:span text:style-name="T1">language</text:span> lets you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design IS:</text:p>
          </draw:text-box>
        </draw:frame>
        <draw:frame presentation:style-name="pr8" draw:layer="layout" svg:width="25.199cm" svg:height="15.188cm" svg:x="1.4cm" svg:y="4.507cm" presentation:class="outline" presentation:user-transformed="true">
          <draw:text-box>
            <text:list text:style-name="L3">
              <text:list-item>
                <text:p text:style-name="P1">OO design is based on:</text:p>
                <text:list>
                  <text:list-item>
                    <text:p text:style-name="P1"><text:span text:style-name="T1">Delegation</text:span> of responsibility</text:p>
                    <text:list>
                      <text:list-item>
                        <text:p text:style-name="P1">No <text:span text:style-name="T1">monolithic</text:span> code block does everything</text:p>
                      </text:list-item>
                    </text:list>
                  </text:list-item>
                  <text:list-item>
                    <text:p text:style-name="P1"><text:span text:style-name="T1">Independence</text:span> of objects</text:p>
                    <text:list>
                      <text:list-item>
                        <text:p text:style-name="P1">Not connected via <text:span text:style-name="T1">globals</text:span>: simplifies testing!</text:p>
                      </text:list-item>
                      <text:list-item>
                        <text:p text:style-name="P1">Not <text:span text:style-name="T1">supervised</text:span> elsewhere</text:p>
                      </text:list-item>
                    </text:list>
                  </text:list-item>
                  <text:list-item>
                    <text:p text:style-name="P1"><text:span text:style-name="T1">Security</text:span> of state (<text:span text:style-name="T1">stored data</text:span> values)</text:p>
                    <text:list>
                      <text:list-item>
                        <text:p text:style-name="P1"><text:span text:style-name="T1">private</text:span>/<text:span text:style-name="T1">public</text:span></text:p>
                      </text:list-item>
                    </text:list>
                  </text:list-item>
                  <text:list-item>
                    <text:p text:style-name="P1"><text:span text:style-name="T1">Portability</text:span>, reusability</text:p>
                    <text:list>
                      <text:list-item>
                        <text:p text:style-name="P1"><text:span text:style-name="T1">Abstract</text:span> platform details</text:p>
                      </text:list-item>
                      <text:list-item>
                        <text:p text:style-name="P1">Use <text:span text:style-name="T1">general</text:span> design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1</text:p>
          </draw:text-box>
        </draw:frame>
        <draw:frame presentation:style-name="pr8" draw:layer="layout" svg:width="26.6cm" svg:height="15.22cm" svg:x="1.4cm" svg:y="4.507cm" presentation:class="outline" presentation:user-transformed="true">
          <draw:text-box>
            <text:list text:style-name="L3">
              <text:list-item>
                <text:p text:style-name="P1">Describe overall system <text:span text:style-name="T1">behaviour</text:span></text:p>
                <text:list>
                  <text:list-item>
                    <text:p text:style-name="P1">Write for the <text:span text:style-name="T1">non-technical </text:span>end-user</text:p>
                  </text:list-item>
                  <text:list-item>
                    <text:p text:style-name="P1">User <text:span text:style-name="T1">interface</text:span>: look and feel</text:p>
                  </text:list-item>
                  <text:list-item>
                    <text:p text:style-name="P1"><text:span text:style-name="T1">Not</text:span> about data structures, classes, methods, ..</text:p>
                  </text:list-item>
                </text:list>
              </text:list-item>
              <text:list-item>
                <text:p text:style-name="P1">e.g., <text:span text:style-name="T2">Church Information Manager</text:span> (CIM):</text:p>
                <text:list>
                  <text:list-item>
                    <text:p text:style-name="P1">database of <text:span text:style-name="T1">members</text:span> and <text:span text:style-name="T1">affiliates</text:span></text:p>
                    <text:list>
                      <text:list-item>
                        <text:p text:style-name="P1"><text:span text:style-name="T1">data entry</text:span> on a simple form</text:p>
                      </text:list-item>
                      <text:list-item>
                        <text:p text:style-name="P1">public access to <text:span text:style-name="T1">basic info</text:span></text:p>
                      </text:list-item>
                      <text:list-item>
                        <text:p text:style-name="P1">protected access to <text:span text:style-name="T1">confidential</text:span> information</text:p>
                        <text:list>
                          <text:list-item>
                            <text:p text:style-name="P1">Pastor's notes; financial information; etc.</text:p>
                          </text:list-item>
                        </text:list>
                      </text:list-item>
                      <text:list-item>
                        <text:p text:style-name="P1">Create <text:span text:style-name="T1">church direc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2</text:p>
          </draw:text-box>
        </draw:frame>
        <draw:frame presentation:style-name="pr8" draw:layer="layout" svg:width="25.199cm" svg:height="15.143cm" svg:x="1.4cm" svg:y="4.507cm" presentation:class="outline" presentation:user-transformed="true">
          <draw:text-box>
            <text:list text:style-name="L3">
              <text:list-item>
                <text:p text:style-name="P1">Refine behavioural description into <text:span text:style-name="T1">components</text:span></text:p>
                <text:list>
                  <text:list-item>
                    <text:p text:style-name="P1">Each component holds a set of<text:span text:style-name="T1"> related tasks</text:span></text:p>
                  </text:list-item>
                  <text:list-item>
                    <text:p text:style-name="P1">Components <text:span text:style-name="T1">isolated</text:span>, self-contained!</text:p>
                  </text:list-item>
                  <text:list-item>
                    <text:p text:style-name="P1">Components have <text:span text:style-name="T1">thinly-coupled</text:span> interactions</text:p>
                  </text:list-item>
                </text:list>
              </text:list-item>
              <text:list-item>
                <text:p text:style-name="P1">e.g., CIM components:</text:p>
                <text:list>
                  <text:list-item>
                    <text:p text:style-name="P1">Main menu / “<text:span text:style-name="T1">greeter</text:span>”</text:p>
                  </text:list-item>
                  <text:list-item>
                    <text:p text:style-name="P1"><text:span text:style-name="T1">Database</text:span> back-end; links</text:p>
                  </text:list-item>
                  <text:list-item>
                    <text:p text:style-name="P1"><text:span text:style-name="T1">Pastors</text:span>' access</text:p>
                  </text:list-item>
                  <text:list-item>
                    <text:p text:style-name="P1"><text:span text:style-name="T1">Donations</text:span></text:p>
                  </text:list-item>
                  <text:list-item>
                    <text:p text:style-name="P1"><text:span text:style-name="T1">Output</text:span></text:p>
                  </text:list-item>
                </text:list>
              </text:list-item>
            </text:list>
          </draw:text-box>
        </draw:frame>
        <draw:custom-shape draw:style-name="gr2" draw:text-style-name="P5" draw:id="id2" draw:layer="layout" svg:width="4.049cm" svg:height="2.084cm" svg:x="16.961cm" svg:y="10.944cm">
          <text:p text:style-name="P4"><text:span text:style-name="T1">Pastor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3" draw:layer="layout" svg:width="4.049cm" svg:height="2.084cm" svg:x="16.962cm" svg:y="13.844cm">
          <text:p text:style-name="P4"><text:span text:style-name="T1">Donation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4" draw:layer="layout" svg:width="4.049cm" svg:height="2.084cm" svg:x="16.962cm" svg:y="16.744cm">
          <text:p text:style-name="P4"><text:span text:style-name="T1">Outpu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1" draw:layer="layout" svg:width="4.049cm" svg:height="2.084cm" svg:x="10.461cm" svg:y="16.186cm">
          <text:p text:style-name="P4"><text:span text:style-name="T1">Menu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5" draw:layer="layout" svg:width="4.049cm" svg:height="2.084cm" svg:x="23.263cm" svg:y="13.844cm">
          <text:p text:style-name="P4"><text:span text:style-name="T1">Database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6" draw:layer="layout" svg:width="4.049cm" svg:height="2.084cm" svg:x="23.423cm" svg:y="17.426cm">
          <text:p text:style-name="P4"><text:span text:style-name="T1">DB Link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4.51cm" svg:y1="17.228cm" svg:x2="16.961cm" svg:y2="11.986cm" draw:start-shape="id1" draw:end-shape="id2" svg:d="m14510 17228c2175 0 950-5242 2451-5242">
          <text:p/>
        </draw:connector>
        <draw:connector draw:style-name="gr3" draw:text-style-name="P6" draw:layer="layout" draw:type="curve" svg:x1="14.51cm" svg:y1="17.228cm" svg:x2="16.962cm" svg:y2="14.886cm" draw:start-shape="id1" draw:start-glue-point="1" draw:end-shape="id3" draw:end-glue-point="3" svg:d="m14510 17228c2175 0 949-2342 2452-2342">
          <text:p/>
        </draw:connector>
        <draw:connector draw:style-name="gr3" draw:text-style-name="P6" draw:layer="layout" draw:type="curve" svg:x1="14.51cm" svg:y1="17.228cm" svg:x2="16.962cm" svg:y2="17.786cm" draw:start-shape="id1" draw:start-glue-point="1" draw:end-shape="id4" draw:end-glue-point="3" svg:d="m14510 17228c2175 0 949 558 2452 558">
          <text:p/>
        </draw:connector>
        <draw:connector draw:style-name="gr3" draw:text-style-name="P6" draw:layer="layout" draw:type="curve" svg:x1="23.263cm" svg:y1="14.886cm" svg:x2="21.01cm" svg:y2="11.986cm" draw:start-shape="id5" draw:end-shape="id2" svg:d="m23263 14886c-1353 0-227-2900-2253-2900">
          <text:p/>
        </draw:connector>
        <draw:connector draw:style-name="gr3" draw:text-style-name="P6" draw:layer="layout" draw:type="curve" svg:x1="23.263cm" svg:y1="14.886cm" svg:x2="21.011cm" svg:y2="14.886cm" draw:start-shape="id5" draw:start-glue-point="3" draw:end-shape="id3" svg:d="m23263 14886h-2252">
          <text:p/>
        </draw:connector>
        <draw:connector draw:style-name="gr3" draw:text-style-name="P6" draw:layer="layout" draw:type="curve" svg:x1="23.263cm" svg:y1="14.886cm" svg:x2="21.011cm" svg:y2="17.786cm" draw:start-shape="id5" draw:start-glue-point="3" draw:end-shape="id4" draw:end-glue-point="1" svg:d="m23263 14886c-1353 0-227 2900-2252 2900">
          <text:p/>
        </draw:connector>
        <draw:connector draw:style-name="gr3" draw:text-style-name="P6" draw:layer="layout" draw:type="curve" svg:x1="25.447cm" svg:y1="17.426cm" svg:x2="25.287cm" svg:y2="15.928cm" draw:start-shape="id6" draw:start-glue-point="0" draw:end-shape="id5" svg:d="m25447 17426c0-1459-160-711-160-1498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Factoring: defining components</text:p>
          </draw:text-box>
        </draw:frame>
        <draw:frame presentation:style-name="pr7" draw:text-style-name="P3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 text:style-name="P1">Suggestion: use 3x5” <text:span text:style-name="T1">index cards</text:span>, one for each component</text:p>
                <text:list>
                  <text:list-item>
                    <text:p text:style-name="P1"><text:span text:style-name="T1">Name</text:span> of component</text:p>
                  </text:list-item>
                  <text:list-item>
                    <text:p text:style-name="P1">Primary <text:span text:style-name="T1">responsibility</text:span></text:p>
                  </text:list-item>
                  <text:list-item>
                    <text:p text:style-name="P1"><text:span text:style-name="T1">Collaborating</text:span> components</text:p>
                  </text:list-item>
                </text:list>
              </text:list-item>
              <text:list-item>
                <text:p text:style-name="P1">If it won't <text:span text:style-name="T1">fit</text:span> on a 3x5” card, it's too complex to implement!</text:p>
                <text:list>
                  <text:list-item>
                    <text:p text:style-name="P1"><text:span text:style-name="T1">Break it down</text:span> into smaller components</text:p>
                  </text:list-item>
                </text:list>
              </text:list-item>
              <text:list-item>
                <text:p text:style-name="P1">Write down every <text:span text:style-name="T1">design decision</text:span>, w/ pros/cons</text:p>
              </text:list-item>
              <text:list-item>
                <text:p text:style-name="P1"><text:span text:style-name="T1">Postpone</text:span> implementation detail decis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3</text:p>
          </draw:text-box>
        </draw:frame>
        <draw:frame presentation:style-name="pr7" draw:text-style-name="P3" draw:layer="layout" svg:width="25.199cm" svg:height="15.368cm" svg:x="1.4cm" svg:y="4.507cm" presentation:class="outline" presentation:user-transformed="true">
          <draw:text-box>
            <text:list text:style-name="L3">
              <text:list-item>
                <text:p text:style-name="P1">From <text:span text:style-name="T1">components</text:span> to <text:span text:style-name="T1">classes</text:span>:</text:p>
                <text:list>
                  <text:list-item>
                    <text:p text:style-name="P1">Each component may have <text:span text:style-name="T1">many</text:span> class types</text:p>
                  </text:list-item>
                  <text:list-item>
                    <text:p text:style-name="P1">Each class defines:</text:p>
                    <text:list>
                      <text:list-item>
                        <text:p text:style-name="P1"><text:span text:style-name="T1">Behaviour</text:span> (methods)</text:p>
                      </text:list-item>
                      <text:list-item>
                        <text:p text:style-name="P1"><text:span text:style-name="T1">Stored state</text:span> (instance variables)</text:p>
                      </text:list-item>
                    </text:list>
                  </text:list-item>
                  <text:list-item>
                    <text:p text:style-name="P1">Behaviour is <text:span text:style-name="T1">common</text:span> to all instances of a class</text:p>
                  </text:list-item>
                  <text:list-item>
                    <text:p text:style-name="P1">State is <text:span text:style-name="T1">unique</text:span> to each instance</text:p>
                  </text:list-item>
                </text:list>
              </text:list-item>
              <text:list-item>
                <text:p text:style-name="P1">Principle of<text:span text:style-name="T1"> least privilege</text:span>:</text:p>
                <text:list>
                  <text:list-item>
                    <text:p text:style-name="P1">Provide <text:span text:style-name="T1">only</text:span> enough information to clients to achieve desired behaviour, <text:span text:style-name="T1">nothing more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classes</text:p>
          </draw:text-box>
        </draw:frame>
        <draw:frame presentation:style-name="pr8" draw:layer="layout" svg:width="25.199cm" svg:height="14.657cm" svg:x="1.4cm" svg:y="4.507cm" presentation:class="outline" presentation:user-transformed="true">
          <draw:text-box>
            <text:list text:style-name="L3">
              <text:list-item>
                <text:p text:style-name="P1">Design your<text:span text:style-name="T1"> data structures</text:span> and <text:span text:style-name="T1">relationships</text:span></text:p>
                <text:list>
                  <text:list-item>
                    <text:p text:style-name="P1"><text:span text:style-name="T2">Person</text:span>: <text:span text:style-name="T2">name</text:span>, <text:span text:style-name="T2">birthdate</text:span>, link to <text:span text:style-name="T2">Household</text:span></text:p>
                  </text:list-item>
                  <text:list-item>
                    <text:p text:style-name="P1"><text:span text:style-name="T2">Household</text:span>: <text:span text:style-name="T2">phone</text:span>, <text:span text:style-name="T2">address</text:span>, link to <text:span text:style-name="T2">Persons</text:span></text:p>
                  </text:list-item>
                </text:list>
              </text:list-item>
              <text:list-item>
                <text:p text:style-name="P1">Basic <text:span text:style-name="T1">methods</text:span> for each class:</text:p>
                <text:list>
                  <text:list-item>
                    <text:p text:style-name="P1"><text:span text:style-name="T1">Display</text:span> and <text:span text:style-name="T1">edit</text:span> its own information (set/get)</text:p>
                    <text:list>
                      <text:list-item>
                        <text:p text:style-name="P1"><text:span text:style-name="T1">Access</text:span> restrictions</text:p>
                      </text:list-item>
                      <text:list-item>
                        <text:p text:style-name="P1">__str__() or toString() method for debuggging</text:p>
                      </text:list-item>
                    </text:list>
                  </text:list-item>
                  <text:list-item>
                    <text:p text:style-name="P1">Initializer/<text:span text:style-name="T1">constructor</text:span>: set <text:span text:style-name="T1">default</text:span> values</text:p>
                  </text:list-item>
                </text:list>
              </text:list-item>
              <text:list-item>
                <text:p text:style-name="P1"><text:span text:style-name="T1">Helper</text:span> classes (support components)</text:p>
                <text:list>
                  <text:list-item>
                    <text:p text:style-name="P1">Only for one class; <text:span text:style-name="T1">hidden</text:span> to rest of wor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p-down coding</text:p>
          </draw:text-box>
        </draw:frame>
        <draw:frame presentation:style-name="pr7" draw:text-style-name="P3" draw:layer="layout" svg:width="25.199cm" svg:height="14.779cm" svg:x="1.4cm" svg:y="4.507cm" presentation:class="outline" presentation:user-transformed="true">
          <draw:text-box>
            <text:list text:style-name="L3">
              <text:list-item>
                <text:p text:style-name="P1">Start with the basic <text:span text:style-name="T1">user-interface</text:span></text:p>
                <text:list>
                  <text:list-item>
                    <text:p text:style-name="P1"><text:span text:style-name="T1">Event</text:span>-driven GUI: user clicks --&gt; call method</text:p>
                  </text:list-item>
                  <text:list-item>
                    <text:p text:style-name="P1">Stub <text:span text:style-name="T1">callbacks</text:span>: fill in functionality later</text:p>
                  </text:list-item>
                  <text:list-item>
                    <text:p text:style-name="P1">Stub <text:span text:style-name="T1">methods</text:span>: return default values</text:p>
                  </text:list-item>
                </text:list>
              </text:list-item>
              <text:list-item>
                <text:p text:style-name="P1"><text:span text:style-name="T1">Incremental</text:span> testing</text:p>
                <text:list>
                  <text:list-item>
                    <text:p text:style-name="P1"><text:span text:style-name="T1">Test</text:span> each component before moving on!</text:p>
                  </text:list-item>
                  <text:list-item>
                    <text:p text:style-name="P1">May need to write small separate <text:span text:style-name="T1">testbed</text:span> programs</text:p>
                  </text:list-item>
                </text:list>
              </text:list-item>
              <text:list-item>
                <text:p text:style-name="P1"><text:span text:style-name="T1">Integration</text:span> testing (regression testing)</text:p>
                <text:list>
                  <text:list-item>
                    <text:p text:style-name="P1">Test <text:span text:style-name="T1">interaction</text:span> between compon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urce control, build control</text:p>
          </draw:text-box>
        </draw:frame>
        <draw:frame presentation:style-name="pr8" draw:layer="layout" svg:width="25.199cm" svg:height="14.932cm" svg:x="1.4cm" svg:y="4.507cm" presentation:class="outline" presentation:user-transformed="true">
          <draw:text-box>
            <text:list text:style-name="L3">
              <text:list-item>
                <text:p text:style-name="P1">Source control (e.g., <text:span text:style-name="T1">Subversion</text:span>):</text:p>
                <text:list>
                  <text:list-item>
                    <text:p text:style-name="P1">Central repository for all <text:span text:style-name="T1">code</text:span>, and <text:span text:style-name="T1">changes</text:span></text:p>
                  </text:list-item>
                  <text:list-item>
                    <text:p text:style-name="P1">Programmers <text:span text:style-name="T1">check out</text:span> components</text:p>
                  </text:list-item>
                  <text:list-item>
                    <text:p text:style-name="P1">When revisions are <text:span text:style-name="T1">tested</text:span> and safe,<text:span text:style-name="T1"> check-in</text:span> commits changes back to the repository</text:p>
                  </text:list-item>
                  <text:list-item>
                    <text:p text:style-name="P1"><text:span text:style-name="T1">Concurrent</text:span> revisions: may need to <text:span text:style-name="T1">merge</text:span> with other programmers' changes</text:p>
                    <text:list>
                      <text:list-item>
                        <text:p text:style-name="P1">Importance of <text:span text:style-name="T1">thinly coupled </text:span>components</text:p>
                      </text:list-item>
                      <text:list-item>
                        <text:p text:style-name="P1">Each component has one <text:span text:style-name="T1">project lead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uild</text:span> control: automated regression testing, multiplatform compil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8-01-21T15:22:04</meta:creation-date>
    <dc:date>2009-01-19T14:34:49</dc:date>
    <meta:editing-cycles>5</meta:editing-cycles>
    <meta:editing-duration>PT01H15M19S</meta:editing-duration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